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2" style:parent-style-name="Обычный"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3" style:parent-style-name="Обычный" style:family="paragraph">
      <style:paragraph-properties fo:text-align="justify" style:vertical-align="auto" fo:margin-top="0.0694in" fo:margin-bottom="0.0694in" fo:line-height="100%"/>
      <style:text-properties fo:hyphenate="true"/>
    </style:style>
    <style:style style:name="T4"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5"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6" style:parent-style-name="Основнойшрифтабзаца"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style:language-asian="ru" style:country-asian="RU"/>
    </style:style>
    <style:style style:name="P7" style:parent-style-name="Обычный" style:family="paragraph">
      <style:paragraph-properties fo:text-align="justify" style:vertical-align="auto" fo:margin-top="0.0694in" fo:margin-bottom="0.0694in" fo:line-height="100%"/>
      <style:text-properties fo:hyphenate="true"/>
    </style:style>
    <style:style style:name="T8"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9"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10"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11"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12" style:parent-style-name="Обычный" style:family="paragraph">
      <style:paragraph-properties fo:text-align="justify" style:vertical-align="auto" fo:margin-top="0.0694in" fo:margin-bottom="0.0694in" fo:line-height="100%"/>
      <style:text-properties fo:hyphenate="true"/>
    </style:style>
    <style:style style:name="T13"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14"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15" style:parent-style-name="Обычный" style:family="paragraph">
      <style:paragraph-properties fo:text-align="justify" style:vertical-align="auto" fo:margin-top="0.0694in" fo:margin-bottom="0.0694in" fo:line-height="100%"/>
      <style:text-properties fo:hyphenate="true"/>
    </style:style>
    <style:style style:name="T16"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17"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18"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19" style:parent-style-name="Основнойшрифтабзаца"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style:language-asian="ru" style:country-asian="RU"/>
    </style:style>
    <style:style style:name="P20" style:parent-style-name="Обычный" style:family="paragraph">
      <style:paragraph-properties fo:text-align="justify" style:vertical-align="auto" fo:margin-top="0.0694in" fo:margin-bottom="0.0694in" fo:line-height="100%"/>
      <style:text-properties fo:hyphenate="true"/>
    </style:style>
    <style:style style:name="T21"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22"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23"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24" style:parent-style-name="Обычный" style:family="paragraph">
      <style:paragraph-properties fo:text-align="justify" style:vertical-align="auto" fo:margin-top="0.0694in" fo:margin-bottom="0.0694in" fo:line-height="100%"/>
      <style:text-properties fo:hyphenate="true"/>
    </style:style>
    <style:style style:name="T25"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26"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27"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28" style:parent-style-name="Основнойшрифтабзаца"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style:language-asian="ru" style:country-asian="RU"/>
    </style:style>
    <style:style style:name="T29"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30"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31"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32" style:parent-style-name="Обычный" style:family="paragraph">
      <style:paragraph-properties fo:text-align="justify" style:vertical-align="auto" fo:margin-top="0.0694in" fo:margin-bottom="0.0694in" fo:line-height="100%"/>
      <style:text-properties fo:hyphenate="true"/>
    </style:style>
    <style:style style:name="T33"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34"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35" style:parent-style-name="Основнойшрифтабзаца"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style:language-asian="ru" style:country-asian="RU"/>
    </style:style>
    <style:style style:name="P36" style:parent-style-name="Обычный" style:family="paragraph">
      <style:paragraph-properties fo:text-align="justify" style:vertical-align="auto" fo:margin-top="0.0694in" fo:margin-bottom="0.0694in" fo:line-height="100%"/>
      <style:text-properties fo:hyphenate="true"/>
    </style:style>
    <style:style style:name="T37"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38"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39"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40" style:parent-style-name="Обычный" style:family="paragraph">
      <style:paragraph-properties fo:text-align="justify" style:vertical-align="auto" fo:margin-top="0.0694in" fo:margin-bottom="0.0694in" fo:line-height="100%"/>
      <style:text-properties fo:hyphenate="true"/>
    </style:style>
    <style:style style:name="T41"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42"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43"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44"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45" style:parent-style-name="Обычный"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46" style:parent-style-name="Обычный" style:family="paragraph">
      <style:paragraph-properties fo:text-align="justify" style:vertical-align="auto" fo:margin-top="0.0694in" fo:margin-bottom="0.0694in" fo:line-height="100%"/>
      <style:text-properties fo:hyphenate="true"/>
    </style:style>
    <style:style style:name="T47"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48"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49"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50"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51"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52" style:parent-style-name="Обычный" style:family="paragraph">
      <style:paragraph-properties fo:text-align="justify" style:vertical-align="auto" fo:margin-top="0.0694in" fo:margin-bottom="0.0694in" fo:line-height="100%"/>
      <style:text-properties fo:hyphenate="true"/>
    </style:style>
    <style:style style:name="T53"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54"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55" style:parent-style-name="Основнойшрифтабзаца"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style:language-asian="ru" style:country-asian="RU"/>
    </style:style>
    <style:style style:name="T56"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57"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58"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59" style:parent-style-name="Обычный" style:list-style-name="LFO1"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60" style:parent-style-name="Обычный" style:list-style-name="LFO1"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61" style:parent-style-name="Обычный" style:list-style-name="LFO1"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62" style:parent-style-name="Обычный" style:family="paragraph">
      <style:paragraph-properties fo:text-align="justify" style:vertical-align="auto" fo:margin-top="0.0694in" fo:margin-bottom="0.0694in" fo:line-height="100%"/>
      <style:text-properties style:font-name-asian="Times New Roman" style:font-name-complex="Calibri" fo:font-size="12pt" style:font-size-asian="12pt" style:font-size-complex="12pt" style:language-asian="ru" style:country-asian="RU" fo:hyphenate="true"/>
    </style:style>
    <style:style style:name="P63" style:parent-style-name="Обычный" style:family="paragraph">
      <style:paragraph-properties fo:text-align="justify" style:vertical-align="auto" fo:margin-top="0.0694in" fo:margin-bottom="0.0694in" fo:line-height="100%"/>
      <style:text-properties fo:hyphenate="true"/>
    </style:style>
    <style:style style:name="T64" style:parent-style-name="Основнойшрифтабзаца" style:family="text">
      <style:text-properties style:font-name-asian="Times New Roman" style:font-name-complex="Calibri" fo:font-weight="bold" style:font-weight-asian="bold" style:font-weight-complex="bold" fo:font-size="12pt" style:font-size-asian="12pt" style:font-size-complex="12pt" style:language-asian="ru" style:country-asian="RU"/>
    </style:style>
    <style:style style:name="T65"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T66" style:parent-style-name="Основнойшрифтабзаца" style:family="text">
      <style:text-properties style:font-name-asian="Times New Roman" style:font-name-complex="Calibri" fo:font-size="12pt" style:font-size-asian="12pt" style:font-size-complex="12pt" style:language-asian="ru" style:country-asian="RU"/>
    </style:style>
    <style:style style:name="P67" style:parent-style-name="Обычный" style:family="paragraph">
      <style:text-properties fo:language="en" fo:country="US"/>
    </style:style>
    <style:style style:name="P68" style:parent-style-name="Обычный" style:family="paragraph">
      <style:text-properties fo:language="en" fo:country="US"/>
    </style:style>
    <style:style style:name="P69" style:parent-style-name="Обычный" style:family="paragraph">
      <style:text-properties style:font-name-complex="Calibri" fo:language="en" fo:country="US"/>
    </style:style>
    <style:style style:name="P70" style:parent-style-name="Обычный" style:family="paragraph">
      <style:text-properties fo:language="en" fo:country="US"/>
    </style:style>
  </office:automatic-styles>
  <office:body>
    <office:text text:use-soft-page-breaks="true">
      <text:p text:style-name="P1">Hi there! We have a new and exciting product launch happening soon - a decentralised marketplace where you can buy, sell and auction digital collectibles.  We would love for you to explore our platform and the functions that go with it<text:s/>at this stage. Our main goal is to ensure that our product is performing at the best of its ability. By conducting user feedback and engagement, we can ensure a better experience for all in the future. We have created a step-by-step guideline that will help you explore our auctions platform with ease.<text:s/></text:p>
      <text:p text:style-name="P2">Follow the steps and make yourself at home. </text:p>
      <text:p text:style-name="P3"><text:span text:style-name="T4">Step 1.</text:span><text:span text:style-name="T5"><text:s/>Please follow the link<text:s/></text:span><text:a office:title="https://dcmarket2.risidio.com/" xlink:href="https://dcmarket2.risidio.com/" office:target-frame-name="_top" xlink:show="replace"><text:span text:style-name="T6">https://dcmarket2.risidio.com/</text:span></text:a></text:p>
      <text:p text:style-name="P7"><text:span text:style-name="T8">Step 2.</text:span><text:span text:style-name="T9"><text:s/>Click ‘Lo</text:span><text:span text:style-name="T10">gin’. If you don’t have an account yet, click on ‘Get Your Secret Key’. As the 12-word key appears on the screen, make sure you copy and paste it onto a separate document, as this will serve as a password in the future. If not automatically signed in, clic</text:span><text:span text:style-name="T11">k ‘Sign in’.</text:span></text:p>
      <text:p text:style-name="P12"><text:span text:style-name="T13">Step 3.</text:span><text:span text:style-name="T14"><text:s/>Click on ‘Account’ on the top right-hand corner and verify your balance in STX, if the balance is 0, click on the two overlapping squares on the right-hand side of ‘Address’ below the ‘Wallet’ section.</text:span></text:p>
      <text:p text:style-name="P15"><text:span text:style-name="T16">Step 4.</text:span><text:span text:style-name="T17"><text:s/>Open a new tab, or window</text:span><text:span text:style-name="T18">, on your browser and go to<text:s/></text:span><text:a office:title="https://www.blockstack.org/testnet/faucet" xlink:href="https://www.blockstack.org/testnet/faucet" office:target-frame-name="_top" xlink:show="replace"><text:span text:style-name="T19">https://www.blockstack.org/testnet/faucet</text:span></text:a></text:p>
      <text:p text:style-name="P20"><text:span text:style-name="T21">Step 5.</text:span><text:span text:style-name="T22"><text:s/>Paste your Address copied in the previous window and paste it below ‘Get</text:span><text:span text:style-name="T23"><text:s/>testnet Stacks Tokens (STX)’, remember the last 4 digits and click ‘Get STX’. You should be able to see a message that reads “Thank you! You’ll receive your testing Stacks Token (STX) momentarily.”</text:span></text:p>
      <text:p text:style-name="P24"><text:span text:style-name="T25">Step 6.</text:span><text:span text:style-name="T26"><text:s/>Open a new tab, or window, on your browser and go</text:span><text:span text:style-name="T27"><text:s/>to<text:s/></text:span><text:a office:title="https://testnet-explorer.blockstack.org/transactions" xlink:href="https://testnet-explorer.blockstack.org/transactions" office:target-frame-name="_top" xlink:show="replace"><text:span text:style-name="T28">https://testnet-explorer.blockstack.org/transactions</text:span></text:a><text:span text:style-name="T29">. You should be able to see the list of transactions. Please find the tr</text:span><text:span text:style-name="T30">ansaction named 500,00 STX with the first and last 5 digits of your wallet address written underneath and see the status of that transaction. Please go to the next step when the sign ‘Pending’ disappears. Please check this website after every transaction y</text:span><text:span text:style-name="T31">ou make.<text:s/></text:span></text:p>
      <text:p text:style-name="P32"><text:span text:style-name="T33">Step 7.</text:span><text:span text:style-name="T34"><text:s/>Open an additional tab, or window, and follow the link following link:<text:s/></text:span><text:a office:title="https://loopbomb.risidio.com/" xlink:href="https://loopbomb.risidio.com/" office:target-frame-name="_top" xlink:show="replace"><text:span text:style-name="T35">https://loopbomb.risidio.com/</text:span></text:a></text:p>
      <text:p text:style-name="P36"><text:span text:style-name="T37">Step 8.</text:span><text:span text:style-name="T38"><text:s/>Please log in by using the same username and se</text:span><text:span text:style-name="T39">cret key as used in the marketplace login.</text:span></text:p>
      <text:p text:style-name="P40"><text:span text:style-name="T41">Step 9.</text:span><text:span text:style-name="T42"><text:s/>Click on the ‘Play’ button. If it is your first time, you should be able to see a reddish button that reads: ‘Claim 2 Free Credits’, click on that. The Loopbomb image generator will start randomly assortin</text:span><text:span text:style-name="T43">g images onto a canvas, click on it randomly to freeze the images and make a ‘loop’. As you do this numerous times, you will see the grey hearts becoming red. Repeat this process until all four are red. You will be given four choices of loops, choose your<text:s/></text:span><text:span text:style-name="T44">favourite and click on the blue tick at the bottom centre. Give your loop a name and click on the blue tick again. If executed properly, there should be a pop-up message confirming that your loop has been saved onto your library.</text:span></text:p>
      <text:p text:style-name="P45">If it is not your first time or if you do not see an option<text:s/>“Claim 2 Free Credits’, then click on the three lines on the top right-hand corner and click on the option ‘Buy Credits’. Once you click on there you will see two options of buying credits and using a demo spin. Please<text:s/>click on ‘Buy Credits’. Once you press it you should be able to see a new page with options ‘Buy with Stacks’ and ‘Claim Free Spins’. Click ‘Buy with Stacks’.  You should be able to see an additional page, which will ask you to confirm the transaction. Press the button ‘Confirm Transaction’. If you do everything correctly you will see the message that reads ‘Payment detected – thanks!’ and a blue sign underneath it. Please click on that blue sign. The Loopbomb image generator will start randomly assorting images onto a canvas, click on it randomly to freezes the images and make a ‘loop’. As you do this numerous times, you will see the grey hearts becoming red. Repeat this process until<text:s/><text:soft-page-break/>all four are red. You will be given four choices of loops, choose your favourite and click on the blue tick at the bottom centre. Give your loop a name and click on the blue tick again. If executed properly, there should be a pop-up message confirming that your loop has been saved onto your library.</text:p>
      <text:p text:style-name="P46"><text:span text:style-name="T47">Step 10.</text:span><text:span text:style-name="T48"><text:s/>Click on the<text:s/></text:span><text:span text:style-name="T49">three lines on the top right-hand corner and click on the option “My Loops”. In the following window, click on your loop; afterwards, click on the blue diamond in the bottom right hand corner. This action will provide you with three options; choose ‘Mint o</text:span><text:span text:style-name="T50">n Stacks’. A pop-up window will open asking you to confirm the transaction, click on the blue button to do this and proceed. You should be able to see the infinity sign alternating white and black colours as it spins. This process can take about 2 minutes<text:s/></text:span><text:span text:style-name="T51">while the loop is minted into the blockchain.</text:span></text:p>
      <text:p text:style-name="P52"><text:span text:style-name="T53">Step 11.</text:span><text:span text:style-name="T54"><text:s/>After your loop gets minted, go back to the marketplace (</text:span><text:a office:title="https://dcmarket2.risidio.com/" xlink:href="https://dcmarket2.risidio.com/" office:target-frame-name="_top" xlink:show="replace"><text:span text:style-name="T55">https://dcmarket2.risidio.com/</text:span></text:a><text:span text:style-name="T56">), refresh the page, and look<text:s/></text:span><text:span text:style-name="T57">for your loop in the main section of the home page. If not on there, go to the ‘My Collectibles’ option on the right-hand side menu and look for it there. Choose your loop, or any others you have made in the past, and click on the blue button that reads: ‘</text:span><text:span text:style-name="T58">sell collectible’. Under the text ‘Available for’, there are three options:<text:s/></text:span></text:p>
      <text:list text:style-name="LFO1" text:continue-numbering="true">
        <text:list-item>
          <text:p text:style-name="P59">Buy Now – if you want to put your loop up for sale</text:p>
        </text:list-item>
        <text:list-item>
          <text:p text:style-name="P60">Auctions – if you want to put your loop up for auction.</text:p>
        </text:list-item>
        <text:list-item>
          <text:p text:style-name="P61">Offers – this feature is not yet available, ignore.</text:p>
        </text:list-item>
      </text:list>
      <text:p text:style-name="P62">Set a price in<text:s/>STX for your loop, and then choose one feature and click on ‘Submit’. Confirm your transaction to complete the process.</text:p>
      <text:p text:style-name="P63"><text:span text:style-name="T64">Step 12.</text:span><text:span text:style-name="T65"><text:s/>Check if your loops have been placed in the correct category, to do this, click on ‘Gallery’ and click on ‘Buy Now’ to see the<text:s/></text:span><text:span text:style-name="T66">list of loops that have been up for sale, and ‘On Auction’ to see the ones that are on auction. Verify that the ones that you have put in each category are in their respective places.</text:span></text:p>
      <text:p text:style-name="Обычный"/>
      <text:p text:style-name="Обычный"/>
      <text:p text:style-name="Обычный"/>
      <text:p text:style-name="Обычный"/>
      <text:p text:style-name="Обычный"/>
      <text:p text:style-name="P67"/>
      <text:p text:style-name="P68"/>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fo:language="ru" fo:country="RU" style:language-asian="ru" style:country-asian="RU"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INA TURKINA</meta:initial-creator>
    <dc:creator>IRINA TURKINA</dc:creator>
    <meta:creation-date>2020-12-03T11:43:00Z</meta:creation-date>
    <dc:date>2020-12-03T12:06:00Z</dc:date>
    <meta:template xlink:href="Normal" xlink:type="simple"/>
    <meta:editing-cycles>4</meta:editing-cycles>
    <meta:editing-duration>PT1080S</meta:editing-duration>
    <meta:document-statistic meta:page-count="2" meta:paragraph-count="12" meta:word-count="940" meta:character-count="6291" meta:row-count="44" meta:non-whitespace-character-count="5363"/>
  </office:meta>
</office:document-meta>
</file>